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20pt" fo:font-weight="bold" officeooo:rsid="0011ce42" officeooo:paragraph-rsid="0011ce42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5pt" fo:font-weight="bold" officeooo:rsid="0011ce42" officeooo:paragraph-rsid="0011ce42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fo:font-size="15pt" fo:font-weight="normal" officeooo:rsid="0011ce42" officeooo:paragraph-rsid="0011ce42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fo:font-weight="normal" officeooo:rsid="0011ce42" officeooo:paragraph-rsid="0011ce4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1ce42" officeooo:paragraph-rsid="0011ce4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1ce42" officeooo:paragraph-rsid="0011ce42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1ce42" officeooo:paragraph-rsid="0011ce42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Valor</text:p>
      <text:p text:style-name="P2"/>
      <text:p text:style-name="P3">Titulo:</text:p>
      <text:p text:style-name="P5"/>
      <text:p text:style-name="P5">Instituto de cursos em T.I - Fecha com a gente e se qualifique para o mercado de trabalho da <text:s/>melhor maneira possível.</text:p>
      <text:p text:style-name="P5"/>
      <text:p text:style-name="P4">SubTitulo:</text:p>
      <text:p text:style-name="P6"/>
      <text:p text:style-name="P6">Assinando o plano mensal ou anual você tem acesso a todos os cursos, que, utilizando uma linguagem de fácil entendimento e uma didática simples, te ajudarão a se qualificar para o mercado de trabalho.</text:p>
      <text:p text:style-name="P6"/>
      <text:p text:style-name="P4">BulletPoints:</text:p>
      <text:p text:style-name="P4"/>
      <text:list xml:id="list1842582956" text:style-name="L1">
        <text:list-item>
          <text:p text:style-name="P7">Didática simples e fácil de entender.</text:p>
        </text:list-item>
        <text:list-item>
          <text:p text:style-name="P7">Linguagem que você usa no dia a dia.</text:p>
        </text:list-item>
        <text:list-item>
          <text:p text:style-name="P7">Custo que cabe no seu bolso.</text:p>
        </text:list-item>
        <text:list-item>
          <text:p text:style-name="P7">Converse com a comunidade através do chat globa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09:12:35.182686560</meta:creation-date>
    <dc:date>2024-05-02T09:21:33.116021889</dc:date>
    <meta:editing-duration>PT8M58S</meta:editing-duration>
    <meta:editing-cycles>1</meta:editing-cycles>
    <meta:document-statistic meta:table-count="0" meta:image-count="0" meta:object-count="0" meta:page-count="1" meta:paragraph-count="10" meta:word-count="94" meta:character-count="519" meta:non-whitespace-character-count="438"/>
    <meta:generator>LibreOffice/7.3.7.2$Linux_X86_64 LibreOffice_project/30$Build-2</meta:generator>
  </office:meta>
</office:document-meta>
</file>